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d660" officeooo:paragraph-rsid="0017d660"/>
    </style:style>
    <style:style style:name="P2" style:family="paragraph" style:parent-style-name="Standard">
      <style:text-properties officeooo:rsid="0017d660" officeooo:paragraph-rsid="0018a8d0"/>
    </style:style>
    <style:style style:name="P3" style:family="paragraph" style:parent-style-name="Standard">
      <style:text-properties fo:font-weight="bold" officeooo:rsid="0017d660" officeooo:paragraph-rsid="0017d660" style:font-weight-asian="bold" style:font-weight-complex="bold"/>
    </style:style>
    <style:style style:name="P4" style:family="paragraph" style:parent-style-name="Standard">
      <style:text-properties fo:font-weight="bold" officeooo:rsid="00018e8a" officeooo:paragraph-rsid="00195781" style:font-weight-asian="bold" style:font-weight-complex="bold"/>
    </style:style>
    <style:style style:name="P5" style:family="paragraph" style:parent-style-name="Standard">
      <style:text-properties fo:font-size="10pt" fo:font-weight="bold" officeooo:rsid="0017d660" officeooo:paragraph-rsid="0017d660" style:font-size-asian="10pt" style:font-weight-asian="bold" style:font-size-complex="10pt" style:font-weight-complex="bold"/>
    </style:style>
    <style:style style:name="P6" style:family="paragraph" style:parent-style-name="Standard">
      <style:text-properties fo:font-size="10pt" fo:font-weight="bold" officeooo:rsid="00018e8a" officeooo:paragraph-rsid="00195781" style:font-size-asian="10pt" style:font-weight-asian="bold" style:font-size-complex="10pt" style:font-weight-complex="bold"/>
    </style:style>
    <style:style style:name="P7" style:family="paragraph" style:parent-style-name="Standard">
      <style:text-properties fo:font-size="10pt" officeooo:rsid="0017d660" officeooo:paragraph-rsid="0017d660" style:font-size-asian="10pt" style:font-size-complex="10pt"/>
    </style:style>
    <style:style style:name="P8" style:family="paragraph" style:parent-style-name="Standard">
      <style:text-properties fo:font-size="10pt" officeooo:rsid="001a536a" officeooo:paragraph-rsid="001a536a" style:font-size-asian="10pt" style:font-size-complex="10pt"/>
    </style:style>
    <style:style style:name="P9" style:family="paragraph" style:parent-style-name="Standard">
      <style:text-properties style:text-underline-style="solid" style:text-underline-width="auto" style:text-underline-color="font-color" officeooo:rsid="0017d660" officeooo:paragraph-rsid="0017d660"/>
    </style:style>
    <style:style style:name="P10" style:family="paragraph" style:parent-style-name="Standard">
      <style:text-properties style:text-underline-style="solid" style:text-underline-width="auto" style:text-underline-color="font-color" officeooo:rsid="00018e8a" officeooo:paragraph-rsid="00195781"/>
    </style:style>
    <style:style style:name="P11" style:family="paragraph" style:parent-style-name="Standard">
      <style:text-properties style:text-underline-style="solid" style:text-underline-width="auto" style:text-underline-color="font-color" officeooo:rsid="001a536a" officeooo:paragraph-rsid="001a536a"/>
    </style:style>
    <style:style style:name="P12" style:family="paragraph" style:parent-style-name="Standard">
      <style:text-properties officeooo:rsid="0018a8d0" officeooo:paragraph-rsid="0018a8d0"/>
    </style:style>
    <style:style style:name="P13" style:family="paragraph" style:parent-style-name="Standard">
      <style:text-properties fo:font-size="12pt" style:text-underline-style="solid" style:text-underline-width="auto" style:text-underline-color="font-color" fo:font-weight="normal" officeooo:rsid="0018a8d0" officeooo:paragraph-rsid="0018a8d0" style:font-size-asian="12pt" style:font-weight-asian="normal" style:font-size-complex="12pt" style:font-weight-complex="normal"/>
    </style:style>
    <style:style style:name="P14" style:family="paragraph" style:parent-style-name="Standard">
      <style:text-properties officeooo:rsid="00018e8a" officeooo:paragraph-rsid="00195781"/>
    </style:style>
    <style:style style:name="P15" style:family="paragraph" style:parent-style-name="Standard">
      <style:text-properties officeooo:rsid="001a536a" officeooo:paragraph-rsid="001a536a"/>
    </style:style>
    <style:style style:name="T1" style:family="text">
      <style:text-properties fo:font-style="italic" style:font-style-asian="italic" style:font-style-complex="italic"/>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officeooo:rsid="0018a8d0"/>
    </style:style>
    <style:style style:name="T5" style:family="text">
      <style:text-properties style:text-underline-style="none"/>
    </style:style>
    <style:style style:name="T6" style:family="text">
      <style:text-properties style:text-underline-style="none" officeooo:rsid="0018a8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k dělat kritiku</text:p>
      <text:p text:style-name="P3">(Teorie humanitních věd 2, 24. 4. 2022)</text:p>
      <text:p text:style-name="P3"/>
      <text:p text:style-name="P5">kritická teorie, kulturní průmysl, technologická singularita</text:p>
      <text:p text:style-name="P8"/>
      <text:p text:style-name="P15">Možnosti a nemohoucnost teorie oproti praxi</text:p>
      <text:p text:style-name="P15">- ANT (Actor-Network Theory, Bruno Latour, síť vztahů mezi aktéry, pokud jsou životní stejně důležití jako neživotní aktéři, kde je pak prostor pro odpovědnost)</text:p>
      <text:p text:style-name="P15">- Frankfurtská škola a kritická teorie (interdisciplinární přístup, reformní čtení marxismu)</text:p>
      <text:p text:style-name="P15">- Digital Humanities (jestli hledání kritické polohy není klíčem <text:s/>odpovědi na to, kde stojí DH jako obor rozkročený mezi humanitami a technickými obory)</text:p>
      <text:p text:style-name="P15"/>
      <text:p text:style-name="P11">Frankfurtská škola: problémy a otázky</text:p>
      <text:p text:style-name="P15">1 - snaha vysvětlit, proč nefungují předpovědi marxismu</text:p>
      <text:p text:style-name="P15"><text:s text:c="2"/>- v Německu nedošlo k nástupu komunismu po 1. sv. válce, ani po hospodářské krizi roku 1929</text:p>
      <text:p text:style-name="P15"><text:s text:c="2"/>- místo toho došlo k nástup nacismu a fašismu</text:p>
      <text:p text:style-name="P15">2 - odkud pramení potřeba autoritativního vůdce</text:p>
      <text:p text:style-name="P15"><text:s text:c="2"/>- tři velké triumfalistické narativy: kapitalismus, stalinský komunismus a nacionální socialismus</text:p>
      <text:p text:style-name="P15">3 - téma svobody a sebeuvědomění</text:p>
      <text:p text:style-name="P15"><text:s text:c="2"/>- které má význam jak u Hegela</text:p>
      <text:p text:style-name="P15"><text:s text:c="2"/>- tak u Marxe, kde ale, jak jsem říkala, je rozpor mezi smyslem a směřováním dějin a vůlí jedince...</text:p>
      <text:p text:style-name="P15">4 - kultura</text:p>
      <text:p text:style-name="P15"><text:s text:c="2"/>- jestli je kultura přisluhovač kapitalismu, nebo jeho hrobník</text:p>
      <text:p text:style-name="P15">- jak na to šli: do marxismu vnesli prvky psychoanalýzy</text:p>
      <text:p text:style-name="P15"/>
      <text:p text:style-name="P11">recepce</text:p>
      <text:p text:style-name="P15">Kritická teorie odmítána jak marxisty, tak revolučními studenty roku 1969</text:p>
      <text:p text:style-name="P15">- zakladatelé byli syny úspěšných továrníků</text:p>
      <text:p text:style-name="P15">- marxista Georgy Lukász říkal, že je to "Každodenní hloubání nad propastí mezi vybranými jídly či uměleckými zábavami"</text:p>
      <text:p text:style-name="P15">- pro francouzské a americké studenty roku 1968 byli málo revoluční, s výjimkou Herberta Marcuseho</text:p>
      <text:p text:style-name="P15">- pro komunisty z východního bloku málo komunističtí</text:p>
      <text:p text:style-name="P15"/>
      <text:p text:style-name="P11">za komunismu v ČSSR</text:p>
      <text:p text:style-name="P15">- díla frankfurtské školy, vyjma jedné knihy od Waltera Benjamina (Dílo a jeho zdroj), nevycházely</text:p>
      <text:p text:style-name="P15">- 'Kritická teorie je jedním z proudů "buržoazní ideologie", který pod záminkou tvůrčího rozvoje marxismu nahrazuje "jeho revoluční obsah módními buržoazními revolučními prvky".'</text:p>
      <text:p text:style-name="P15"/>
      <text:p text:style-name="P15"><text:span text:style-name="T3">dnes</text:span> odmítána konzervativními kruhy, zvlášť v USA</text:p>
      <text:p text:style-name="P15">- součást kulturních válek proti feminismu, genderovým studiím, postkolonialismu, kritické rasové teorie</text:p>
      <text:p text:style-name="P1"/>
      <text:p text:style-name="P3">Četba</text:p>
      <text:p text:style-name="P5">- Theodor W. Adorno, Max Horkheimer, Kulturní průmysl: osvícenství jako masový podvod (1947)</text:p>
      <text:p text:style-name="P5"><text:s text:c="4"/>- komodifikace, zbožní fetišismus, kulturní průmysl</text:p>
      <text:p text:style-name="P5"><text:s text:c="4"/>- umění, zábava</text:p>
      <text:p text:style-name="P5"><text:s text:c="4"/>- osvícenství, mýtus</text:p>
      <text:p text:style-name="P7"/>
      <text:p text:style-name="P2"><text:span text:style-name="T2"/></text:p>
      <text:p text:style-name="P2"><text:span text:style-name="T2"/></text:p>
      <text:p text:style-name="P2"><text:soft-page-break/><text:span text:style-name="T2">Osvícenství</text:span></text:p>
      <text:p text:style-name="P2">- In their analysis, enlightenment had its dark side: while trying to abolish superstition and myths by 'foundationalist' philosophy, it ignored its own 'mythical' basis. Its strivings towards totality and certainty led to an increasing instrumentalization of reason.</text:p>
      <text:p text:style-name="P2">- In their view, <text:span text:style-name="T1">the enlightenment itself should be enlightened</text:span> and not posed as a <text:span text:style-name="T1">'myth-free' view</text:span> of the world.</text:p>
      <text:p text:style-name="P1"/>
      <text:p text:style-name="P9"><text:span text:style-name="T4">Jiné pojetí m</text:span>arxismus <text:span text:style-name="T4">v případě frankfurtské školy</text:span></text:p>
      <text:p text:style-name="P2">- The concept of different forms of culture succeeding each other in history was drawn from the work of the philosopher G. W. Hegel, who was a major influence on Marx.</text:p>
      <text:p text:style-name="P2">- Marx critiqued Hegel’s idealist conceptualization and replaced it with a notion of different historical social forms and their attendant modes of production (Marx had no theory of culture as such).</text:p>
      <text:p text:style-name="P2">- Other theorists later developed Marx’s work into ‘Marxism’ but in doing so created a more</text:p>
      <text:p text:style-name="P1">deterministic structure. This deterministic reading influenced the development of Marxism of the twentieth century, which designated the economic base as the key active factor in capitalism, and the superstructure as symptomatic or determined by the base.</text:p>
      <text:p text:style-name="P1">- The Frankfurt School theorists disliked this <text:span text:style-name="T1">static and mechanistic distinction between the economic base and political and cultural superstructure</text:span> and worked to rethink this model.</text:p>
      <text:p text:style-name="P1">- In order to correct orthodox Marxism’s determinism, the Frankfurt School reverted to a dynamic distinction between social processes and resultant social forms by taking as a model of culture and ideology, not base/superstructure but <text:span text:style-name="T1">Marx’s theory of commodity fetishism</text:span>.</text:p>
      <text:p text:style-name="P1"/>
      <text:p text:style-name="P12">Důležité pojmy</text:p>
      <text:p text:style-name="P9">komodifikace</text:p>
      <text:p text:style-name="P1">- V Marxově (1818–1883) pojetí znamenala komodifikace posun od produkce určené pro přímou spotřebu výrobcem k produkci zboží určeného pro směnu.</text:p>
      <text:p text:style-name="P1">- K původní užitné hodnotě zboží, vycházející z fyzických vlastností věcí a vyjadřující jejich užitečnost, tak byla přidána sociálně konstruovaná hodnota směnná.</text:p>
      <text:p text:style-name="P2">- Tento proces se nevztahoval pouze na produkty lidské činnosti, ale i na činnost samotnou a rovněž na toho, kdo ji vykonával.</text:p>
      <text:p text:style-name="P2"/>
      <text:p text:style-name="P2"><text:span text:style-name="T3">Komodifikaci práce</text:span></text:p>
      <text:p text:style-name="P2"><text:span text:style-name="T5">- </text:span><text:span text:style-name="T6">Domodifikaci práce </text:span>v buržoazní společnosti vysvětloval Marx tím, že byli ti, kteří nevlastnili výrobní prostředky, nuceni prodávat to jediné čím disponovali, tzn. svou práci, jako zboží na trhu. Došlo tím k přeměně práce ve směnitelnou, obchodovatelnou komoditu.</text:p>
      <text:p text:style-name="P1"/>
      <text:p text:style-name="P9">zbožní fetišismus</text:p>
      <text:p text:style-name="P1">- S tím, jak byl při posuzování hodnoty zboží potlačen význam lidské práce, vznikal dojem, že leží hodnota zboží v něm samotném a nikoliv v lidské činnosti. Tento proces označil Marx za zbožní fetišismus.</text:p>
      <text:p text:style-name="P1">- v marx. pojetí je tzv. zbožní fetišismus proces abstrakce, zvěcnění lidských vztahů, odcizení</text:p>
      <text:p text:style-name="P1">konkrétních hodnot práce ve prospěch kapitálu; fetiš je podle K. Marxe zhmotnělá práce, která se stala zbožím, jehož původ se zdá být zapomenut, protože jeho výrobce je skryt ve výrobních vztazích.</text:p>
      <text:p text:style-name="P1"/>
      <text:p text:style-name="P9">kulturní průmysl</text:p>
      <text:p text:style-name="P1">- Představitelé tzv. frankfurtské školy, zejm. Theodor Adorno (1903–1969) a Walter Benjamin (1892–1940), zdůraznili aplikovatelnost konceptu komodifikace i na další oblasti lidského a společenského života – na kulturu a umění.</text:p>
      <text:p text:style-name="P1"><text:soft-page-break/>- Komodifikaci umění identifikovali frankfurťané v procesu, při němž se umění stalo (stejně jako ostatní zboží) produktem unifikované tovární velkovýroby, určeným k prodeji masovému publiku.</text:p>
      <text:p text:style-name="P1">- Toto průmyslové reprodukování umění se stalo předpokladem k jeho masovému šíření a zpeněžení. Benjamin [3] to ilustroval na příkladu reprodukování malovaných obrazů do podoby</text:p>
      <text:p text:style-name="P1">fotografií dostupných všude a všem. K označení procesu komodifikace, standardizace a masovění kultury používali představitelé frankfurtské školy termín kulturní průmysl.</text:p>
      <text:p text:style-name="P1">- Konzumenti produktů kulturního průmyslu byli vůči jeho působení nahlíženi jako pasivní,</text:p>
      <text:p text:style-name="P1">a tedy manipulovatelní. Sami lidé se, podle frankfurťanů, stávali – pod vlivem působení kulturního průmyslu – objekty procesu komodifikace, který je přetvářel v homogenní masu.</text:p>
      <text:p text:style-name="P1"/>
      <text:p text:style-name="P9">Otázky:</text:p>
      <text:p text:style-name="P9">- může teorie osvobozovat a jak?</text:p>
      <text:p text:style-name="P9">- může umění osvobozovat a jak?</text:p>
      <text:p text:style-name="P9"/>
      <text:p text:style-name="P1">Připomenutí: simulakra</text:p>
      <text:p text:style-name="P1">A simulacrum (plural: simulacra or simulacrums, from Latin simulacrum, which means "likeness, semblance") is a representation or imitation of a person or thing.[1] The word was first recorded in the English language in the late 16th century, used to describe a representation, such as a statue or a painting, especially of a god. By the late 19th century, it had gathered a secondary association of inferiority: an image without the substance or qualities of the original.</text:p>
      <text:p text:style-name="P1"/>
      <text:p text:style-name="P1">Jean Baudrillard writes in Simulations that an effective simulation will not merely deceive one into believing in a false entity, but in fact signifies the destruction of an original reality that it has replaced.</text:p>
      <text:p text:style-name="P1"/>
      <text:p text:style-name="P1">If for Baudrillard the simulation is the process through which reality is usurped, then simulacrum is the term for the condition produced, namely a system where empty signs refer to themselves and where meaning and value are absent.</text:p>
      <text:p text:style-name="P1"/>
      <text:p text:style-name="P3">Frankfurtská škola</text:p>
      <text:p text:style-name="P5">- Institut pro sociální výzkum (Institut für Sozialforschung, 1923)</text:p>
      <text:p text:style-name="P5">- inspirace: Karl Marx, Max Weber, Sigmund Freud</text:p>
      <text:p text:style-name="P5">- členové: Theodor W. Adorno, Max Horkheimer, Herbert Marcuse... Walter Benjamin</text:p>
      <text:p text:style-name="P5">- kritická teorie</text:p>
      <text:p text:style-name="P5"/>
      <text:p text:style-name="P13">okolnosti vzniku</text:p>
      <text:p text:style-name="P1">- založení školy: nezávislé výzkumné místo, kde bude prostor pro interdisciplinaritu</text:p>
      <text:p text:style-name="P1">- ve vhodnou chvíli utekli z nacistického Německa</text:p>
      <text:p text:style-name="P1">- Adorno a Horkheimer: kritika jak totalitního společenství (Německo), tak i konzumní společnosti (Amerika)</text:p>
      <text:p text:style-name="P1">- masová kultura: také Walter Benjamin</text:p>
      <text:p text:style-name="P1"/>
      <text:p text:style-name="P9">kulturní průmysl a racionalizace</text:p>
      <text:p text:style-name="P1">- Max Weber: Weber saw modernization as a process of rationalization that affects economic life, law, administration, and religion, elminating traditional ideas and customary practices in favour of formally rational criteria. It underpins the emergence of capitalism, bureaucracy, and the legal state. The essence of the rationalization process is the increasing tendency by social actors to the use of knowledge, in the context of impersonal relationships, with the aim of achieving greater control over the world around them. However, rather than increasing freedom and autonomy, rationalization makes ends of means <text:soft-page-break/>(slavish adherence to the rules within modern bureaucracies are an obvious example), and imprisons the individual within the ‘iron cage’ of rationalized institutions, organizations, and activities.</text:p>
      <text:p text:style-name="P1"/>
      <text:p text:style-name="P9">kritická teorie</text:p>
      <text:p text:style-name="P1">- Critical theory is concerned with understanding the particular historical conditions that give rise to the present. In undertaking this analysis, the political project of extending or augmenting <text:span text:style-name="T1">the possibilities and space of freedom is a key theme – that is, extending emancipatory reason</text:span>.</text:p>
      <text:p text:style-name="P1"/>
      <text:p text:style-name="P1">- dle Horkheimera má být kritická teorie</text:p>
      <text:p text:style-name="P1"><text:s text:c="2"/>1) vysvětlující 2) praktická 3) normativní</text:p>
      <text:p text:style-name="P1"><text:s text:c="2"/>- vysvětluje, co je špatně v sociální realitě, identifikuje aktéry a nabízí prakticky dosažitelné cíle pro změn<text:span text:style-name="T4">u</text:span></text:p>
      <text:p text:style-name="P1">- vysvětlení je interdisciplinární výzkum, který zkoumá psy<text:span text:style-name="T4">c</text:span>hologické, kulturní a sociální dimenze a institucionální formy dominance</text:p>
      <text:p text:style-name="P1">- lidé jsou vnímáni jako tvůrci své historie, cílem je emancipace jejich vědomí</text:p>
      <text:p text:style-name="P1"/>
      <text:p text:style-name="P2">- It is, however, important to note that the Frankfurt School members did not think that the rise of instrumental reason of itself was to blame for the ‘chaotic, frightening and evil aspects of technological civilisation’ (Frankfurt Institute 1972: 94–5). Rather, it is the mode in which the process of rationalization is itself organized that accounts for the ‘irrationality of this rationalization’.</text:p>
      <text:p text:style-name="P2">- In advanced capitalist societies, <text:span text:style-name="T1">economic anarchy is interwoven with rationalization and technology to create fewer chances for mental and reflective labour</text:span>. <text:s/>This creates the conditions for a decline in critical thinking, and the increase in the susceptibility of a society towards authoritarian politics and extreme or populist movements, such as Nazism.</text:p>
      <text:p text:style-name="P1"/>
      <text:p text:style-name="P1">---</text:p>
      <text:p text:style-name="P1">### Racionalizace</text:p>
      <text:p text:style-name="P1">- Margarete Schütte-Lihotzky: Frankfurtská kuchyň (1926)</text:p>
      <text:p text:style-name="P1"><text:s text:c="2"/>- oddělení kuchyně od zbytku bytu</text:p>
      <text:p text:style-name="P1"><text:s text:c="2"/>- přesný výpočet rozměrů</text:p>
      <text:p text:style-name="P1">- fordismus, taylorismus ("vědecké organizace práce")</text:p>
      <text:p text:style-name="P1"/>
      <text:p text:style-name="P1">Note:</text:p>
      <text:p text:style-name="P1">Frederick Winslow Taylor</text:p>
      <text:p text:style-name="P1"><text:s text:c="2"/>- strojní inženýr v Midvalských ocelárnách (Midvale Steel Works) v Pensylvánii, USA</text:p>
      <text:p text:style-name="P1"><text:s text:c="2"/>- principy:</text:p>
      <text:p text:style-name="P1"><text:s text:c="4"/>Nahradit pravidlo osahání práce za metodu založenou na vědeckém studiu úkolu.</text:p>
      <text:p text:style-name="P1"><text:s text:c="4"/>Vědecky zvolit, trénovat a rozvíjet každého zaměstnance je lepší než je nechat, aby se v oboru zdokonalovali sami.</text:p>
      <text:p text:style-name="P1"><text:s text:c="4"/>Poskytnout podrobné instrukce a dozor nad každým pracovníkem při vykonávání jeho úkolu.</text:p>
      <text:p text:style-name="P1"><text:s text:c="4"/>Rozdělit práci téměř rovným dílem mezi manažery a zaměstnance tak, aby manažeři aplikovali vědecké principy managementu na plánování práce a pracovníci skutečně vykonávali tyto úkoly.</text:p>
      <text:p text:style-name="P1"><text:s text:c="2"/>- Gramsci argued that Taylorism subordinates the workers to management. He also argued that the repetitive work produced by Taylorism might actually give rise to revolutionary thoughts in workers' minds</text:p>
      <text:p text:style-name="P1"><text:s text:c="2"/>- Mintzberg states that an obsession with efficiency allows measurable benefits to overshadow less quantifiable social benefits completely, and social values get left behind.</text:p>
      <text:p text:style-name="P1"/>
      <text:p text:style-name="P3">Princip slasti</text:p>
      <text:p text:style-name="P5"><text:soft-page-break/>- Herbert Marcuse: Eros a civilizace (1955)</text:p>
      <text:p text:style-name="P5">- Sigmund Freud: princip reality vs. princip slasti</text:p>
      <text:p text:style-name="P5">- Charles Fourier (1772–1837)</text:p>
      <text:p text:style-name="P5"><text:s text:c="2"/>- utopický socialismus</text:p>
      <text:p text:style-name="P5"><text:s text:c="2"/>- falanstéra</text:p>
      <text:p text:style-name="P5"/>
      <text:p text:style-name="P1">Kritická teorie nabízí možnost přemýšlet o alternativách k zavedeným společenským uspořádáním, je to dokonce jedním z jejích cílů.</text:p>
      <text:p text:style-name="P1"/>
      <text:p text:style-name="P9">princip reality</text:p>
      <text:p text:style-name="P1">- In Freudian psychology and psychoanalysis, the reality principle (German: Realitätsprinzip) is the ability of the mind to assess the reality of the external world, and to act upon it accordingly, as opposed to acting on the pleasure principle.</text:p>
      <text:p text:style-name="P1">- Allowing the individual to defer (put off) instant gratification, the reality principle is the governing principle of the actions taken by the ego, after its slow development from a "pleasure-ego" into a "reality-ego": it may be compared to the triumph of reason over passion, head over heart, rational over emotional mind, human values over animal instinct</text:p>
      <text:p text:style-name="P1"/>
      <text:p text:style-name="P9">Herbert Marcuse</text:p>
      <text:p text:style-name="P1"><text:span text:style-name="T5">- </text:span>V represivní civilizaci existuje pouze jediný pokrok, ten, který se prosazuje jako nekonečně se zvyšující produktivita.</text:p>
      <text:p text:style-name="P1">- Takový jednorozměrný pokrok nás nutí k tomu, abychom zapomněli na štěstí spojené s Erótem a viděli v sobě funkční/nefunkční součástku společenského systému.</text:p>
      <text:p text:style-name="P1">- Lidé však nekladou odpor, protože, jak to zdůvodňuje Marcuse, žijí ve společnosti nadbytku, v níž je Erós nahrazen konzumem.</text:p>
      <text:p text:style-name="P1">- Místo osvobození spontánních životních sil přichází život podřízený heslu: „Produkuj, konzumuj!“</text:p>
      <text:p text:style-name="P1">- Pokud působí tato náhražka slasti, autority nemusejí ospravedlňovat svou vládu. Stačí, když je dostatek zboží, které mohou konzumovat téměř všichni.</text:p>
      <text:p text:style-name="P1">- Marcuse mluví o <text:span text:style-name="T3">represivním nadbytku</text:span>.</text:p>
      <text:p text:style-name="P1"/>
      <text:p text:style-name="P1">Odpor pak spočívá v subverzi tohoto druhu pokroku. Ale nejde jen o podvracení špatného pokroku. Týká se to i sexuality. Podle Marcuseho se v sexualitě odrážejí základní rysy principu výkonu a represivní civilizace vůbec. Všechny formy sexuality, které neslouží reprodukci, jsou pro ni perverzní.</text:p>
      <text:p text:style-name="P1">A tak Marcuse vybízí k perverzím. Ty vyjadřují vzpouru proti tomu, že sexuální život má být pouhá účelová aktivita. Perverze dávají příslib štěstí: jsou spojeny s fantazií, s obrazy celkové svobody a uspokojení.</text:p>
      <text:p text:style-name="P1"/>
      <text:p text:style-name="P1">Z toho všeho plyne, jaká bude nerepresivní civilizace. Nad principem výkonu převáží princip slasti.</text:p>
      <text:p text:style-name="P1">Jinak řečeno, komunismus jakožto osvobození od nadvlády kapitálu s sebou přinese osvobození sexuálních sil.</text:p>
      <text:p text:style-name="P1"/>
      <text:p text:style-name="P9">Charles Fourier</text:p>
      <text:p text:style-name="P1">- tím se obloukem můžeme vrátit k předchůdcům Marxe, utopickým socialistům, které Marx kritizoval</text:p>
      <text:p text:style-name="P1"/>
      <text:p text:style-name="P1">- minimální mzda</text:p>
      <text:p text:style-name="P1">- Fourier characterized poverty (not inequality) as the principal cause of disorder in society, and he proposed to eradicate it by sufficiently high wages and by a "decent minimum" for those who were not able to work.</text:p>
      <text:p text:style-name="P1">- He believed that there were twelve common passions which resulted in 810 types of character, so the ideal phalanx would have exactly 1620 people.</text:p>
      <text:p text:style-name="P1"><text:soft-page-break/>- Fourier insists that this transformation requires a complete change in the social institutions: distribution of the social product according to need, assignment of functions according to individual faculties and inclinations, constant mutation of functions, short work periods, and so on. But the possibility of "attractive labor" (travail attrayant) derives above all from the release of libidinal forces . Fourier assumes the existence of an attraction industrielle which makes for pleasurable co-operation. It is based on the attraction passionnée in the nature of man, which persists despite the opposition of reason, duty, prejudice. This attraction passionnée tends toward three principal objectives: the creation of "luxury, or the pleasure of the five senses"; the formation of libidinal groups (of friendship and love); and the establishment of a harmonious order, organizing these groups for work in accordance with the development of the individual "passions" (internal and external "play" of faculties).</text:p>
      <text:p text:style-name="P1">- Civilization names a dark age of hypocrisy, disorientation, and universal unhappiness, where even the very rich are imprisoned in simply a more comfortable class of misery than the rest of us. While humanity has made great technical strides, according to our guide, which have led to astonishing leaps in our capacity to exploit nature for profit, we have not paid any attention to our own inclinations, our own souls, our own hunger for freedom, play, sensual exploration, artistic expression, confraternity, and collective erotic interaction. </text:p>
      <text:p text:style-name="P1">- In other words, Fourier provided a fully fledged theory of alienation, several decades before Marx, just as he had a fully fledged theory of repression nearly a century before Freud. </text:p>
      <text:p text:style-name="P1">- Fourier was insistent that we need not force a violent revolution in order to usher in a new age; we just need to rearrange some of our social mechanisms and better regulate our intimate relations. Everything else would follow smoothly and swiftly in its wake. Removing obstacles was paramount, and the main obstacles in Fourier’s eyes were what we today call compulsory monogamy, wage slavery, alienated labor, financial insecurity, and finance capitalism. (And also bread. Fourier was not a fan of bread.) By banishing monogamy, people would no longer be obliged to cheat, lie, and sneak. Love, whether spiritual or physical, would be allowed to flourish whenever and however it began to blossom, and bitterness and resentment would subsequently evaporate almost overnight. (Strangely, while Fourier had a great faith in the motivational spur of comradely rivalry, he had little trepidation about the dark power of jealousy as an entrenched human — perhaps even animal — trait.) Wages are, for Fourier, a scourge, and should be replaced by a dividend or share of profits, and no one should be obliged to toil for a pittance. Monotonous work is to immediately be replaced by many different tasks, all vital to the community, and all intimately connected to the sense of worth and accomplishment of the clan. (Or what he called a Series.) Fourier imagined vigorous and friendly competition between the pear-growers and the apple-growers, for instance. But even so, a pear-grower would perhaps move to the woodshop later in the afternoon, before attending a rehearsal of her new play a couple of hours after that, all in order to honor the papillonnage, or butterfly-like caprice, of human attention.</text:p>
      <text:p text:style-name="P1"/>
      <text:p text:style-name="P1"/>
      <text:p text:style-name="P3">Superstudio: Continuous Monument (1969)</text:p>
      <text:p text:style-name="P1"/>
      <text:p text:style-name="P1">In the 1960s, Cristiano Toraldo di Francia and Adolfo Natalini,</text:p>
      <text:p text:style-name="P1">two Florence-based architecture students in their twenties, decided to undertake the substantial task of designing a new way for the citizens of the globe to inhabit the earth.</text:p>
      <text:p text:style-name="P1">Driven by the possibilities laid out in science fiction novels and the desire to prescribe design to solve the problems of their era,</text:p>
      <text:p text:style-name="P1">the duo, who dubbed themselves as Superstudio, sought to continuously reinvent their role in what it means to be an architect.</text:p>
      <text:p text:style-name="P1">Their solution was the creation of an “anti-design” culture as a means to provide commentary on politics, capitalism, and urbanism,</text:p>
      <text:p text:style-name="P1"><text:soft-page-break/>by creating ideas in which everyone is given a functional space that frees itself of time, place, and the need for excessive objects.</text:p>
      <text:p text:style-name="P1"/>
      <text:p text:style-name="P1">Instead of producing buildings or designed objects, Superstudio worked in a variety of other media,</text:p>
      <text:p text:style-name="P1">including film, collage, publications, and exhibitions.</text:p>
      <text:p text:style-name="P1">Its members’ work critiqued institutionalized patterns of knowledge and practice in the designed environment—sometimes savagely so.</text:p>
      <text:p text:style-name="P1">Superstudio’s critical practice can also be seen as a “refusal to work” in that</text:p>
      <text:p text:style-name="P1">these young architects decided not to provide their professional training as labor toward what they viewed as corrupt capitalist interests</text:p>
      <text:p text:style-name="P1">(although they did translate some of their discursive ideas into furniture that went on to be commercially produced).</text:p>
      <text:p text:style-name="P1">Informed by autonomism, if we consider “Superstudio’s unorthodox decision to refrain from building,</text:p>
      <text:p text:style-name="P1">one is forced to think closely about the role of the autonomous designer in the profession itself.”</text:p>
      <text:p text:style-name="P1">Their practice became an instrument for examining both design’s impact on social life and the politics of design.</text:p>
      <text:p text:style-name="P1">“Superstudio’s declared right to refuse the labor assigned to them had the utopian potential to upset the efficient operation of the design field.”</text:p>
      <text:p text:style-name="P1"/>
      <text:p text:style-name="P3">Digital Humanities a kritika</text:p>
      <text:p text:style-name="P1"/>
      <text:p text:style-name="P1">- digitální svět není jen dalším ze způsobů distribuce - dochází k fundamentálním změnám.</text:p>
      <text:p text:style-name="P1"><text:s text:c="2"/>- lze to vidět třeba na příkladu transformace novin</text:p>
      <text:p text:style-name="P1"/>
      <text:p text:style-name="P1">- Computation is fundamentally changing the way in which knowledge</text:p>
      <text:p text:style-name="P1">is created, used, shared and understood, and in doing so it is changing</text:p>
      <text:p text:style-name="P1">the relationship between knowledge and freedom. We are starting to see</text:p>
      <text:p text:style-name="P1">changes in the way we understand knowledge, and therefore think about</text:p>
      <text:p text:style-name="P1">it. It encourages us to ask questions about philosophy in a computational</text:p>
      <text:p text:style-name="P1">age and its relationship to the mode of production that acts as a condition of</text:p>
      <text:p text:style-name="P1">possibility for it. (Berry, 4)</text:p>
      <text:p text:style-name="P1"/>
      <text:p text:style-name="P1">- For example, Morozov (2013) pinpoints</text:p>
      <text:p text:style-name="P1">what he calls two ‘dominant ideologies’ in technical circles, ‘Internet-centrism’</text:p>
      <text:p text:style-name="P1">and ‘solutionism’, namely the idea that the internet provides the model to ‘fix’</text:p>
      <text:p text:style-name="P1">everything or that everything requires a ‘solution’, even if the solution subverts</text:p>
      <text:p text:style-name="P1">or is a poor replacement for its analogue. Morozov argues they,</text:p>
      <text:p text:style-name="P1">feed on Enlightenment-era attitudes toward the liberating power of</text:p>
      <text:p text:style-name="P1">information. More information is always presumed to be better than less;</text:p>
      <text:p text:style-name="P1">having more ways to analyze the same piece of information is always</text:p>
      <text:p text:style-name="P1">preferable to having fewer ways.</text:p>
      <text:p text:style-name="P1">Legal scholar Julie Cohen calls this set</text:p>
      <text:p text:style-name="P1">of attitudes “the information-processing imperative” and argues that it</text:p>
      <text:p text:style-name="P1">gives rise to a mind-set that equates information gathering with a “single,</text:p>
      <text:p text:style-name="P1">inevitable trajectory of forward progress”.</text:p>
      <text:p text:style-name="P1"/>
      <text:p text:style-name="P3">Technologická singularita</text:p>
      <text:p text:style-name="P5">- Zákony robotiky</text:p>
      <text:p text:style-name="P5"><text:s text:c="4"/>1. *Robot nesmí ublížit člověku nebo svou nečinností dopustit, aby bylo člověku ublíženo.*</text:p>
      <text:p text:style-name="P5"><text:soft-page-break/><text:s text:c="4"/>1. *Robot musí uposlechnout příkazů člověka, kromě případů, kdy jsou tyto příkazy v rozporu s prvním zákonem.*</text:p>
      <text:p text:style-name="P5"><text:s text:c="4"/>1. *Robot musí chránit sám sebe před poškozením, kromě případů, kdy je tato ochrana v rozporu s prvním, nebo druhým zákonem.* (I. Asimov: "Já, robot", 1950)</text:p>
      <text:p text:style-name="P5"/>
      <text:p text:style-name="P3">Problémy</text:p>
      <text:p text:style-name="P5">- profilování uživatelů</text:p>
      <text:p text:style-name="P5">- dohled</text:p>
      <text:p text:style-name="P5">- stát vs. korporace</text:p>
      <text:p text:style-name="P5">- černá skříňka</text:p>
      <text:p text:style-name="P5">- implicitní hodnoty obsažené v kódu</text:p>
      <text:p text:style-name="P7"/>
      <text:p text:style-name="P9">kontrola a governmentality:</text:p>
      <text:p text:style-name="P1">Over the past two centuries a mode of governmentality has developed</text:p>
      <text:p text:style-name="P1">in Western society that is heavily reliant on generating and monitoring</text:p>
      <text:p text:style-name="P1">systematic information about individuals by institutions. Software-enabled</text:p>
      <text:p text:style-name="P1">technologies qualitatively alter both the depth and the scope of this</text:p>
      <text:p text:style-name="P1">disciplinary gaze, but also introduce new forms of governance, because</text:p>
      <text:p text:style-name="P1">they make the systems and apparatus of governance more panoptical in</text:p>
      <text:p text:style-name="P1">nature.</text:p>
      <text:p text:style-name="P1"><text:s text:c="2"/>- neustálý sběr dat a vyplňování dotazníků</text:p>
      <text:p text:style-name="P1"/>
      <text:p text:style-name="P9">implicitní hodnoty v kódu</text:p>
      <text:p text:style-name="P1">- The programmer himself state[s] . . . “legal” principles which permit . . .</text:p>
      <text:p text:style-name="P1">“appeals,” he may have only a very incomplete understanding of when and</text:p>
      <text:p text:style-name="P1">where in the course of the program’s operation these procedures will call</text:p>
      <text:p text:style-name="P1">on each other. And for a particular “court,” he has only a sketchy idea of only</text:p>
      <text:p text:style-name="P1">some of the circumstances that will cause it to be called upon. In short,</text:p>
      <text:p text:style-name="P1">once past the beginner level . . . programmers write – not “sequences”</text:p>
      <text:p text:style-name="P1">[of computer code instructions] – but specifications for the individuals of</text:p>
      <text:p text:style-name="P1">little societies. Try as he may he will often be unable fully to envision in</text:p>
      <text:p text:style-name="P1">advance all the details of their interactions. For that, after all, is why he</text:p>
      <text:p text:style-name="P1">needs the computer.</text:p>
      <text:p text:style-name="P1"/>
      <text:p text:style-name="P9">proměna internetu</text:p>
      <text:p text:style-name="P1">- nové praktiky</text:p>
      <text:p text:style-name="P1">- Built onto this foundation was the original notion of the web, which was</text:p>
      <text:p text:style-name="P1">designed around ‘pages’ and a client-server architecture by Tim Berners–Lee.</text:p>
      <text:p text:style-name="P1">The way we have traditionally thought about the internet as pages or websites</text:p>
      <text:p text:style-name="P1">(and which was always only a subset of internet technologies) is now changing</text:p>
      <text:p text:style-name="P1">to the newer industrial internet and the concept of ‘real-time streams’.</text:p>
      <text:p text:style-name="P1"/>
      <text:p text:style-name="P1">obecně nahrazení některých pojmů falešnou racionalitou:</text:p>
      <text:p text:style-name="P1">Justice, equality, happiness, tolerance, all the concepts that. . . . Were in</text:p>
      <text:p text:style-name="P1">preceding centuries supposed to be inherent in or sanctioned by reason,</text:p>
      <text:p text:style-name="P1">have lost their intellectual roots.</text:p>
      <text:p text:style-name="P1">According to the philosophy of the average modern</text:p>
      <text:p text:style-name="P1">intellectual, there is only one authority, namely, science, conceived as the</text:p>
      <text:p text:style-name="P1">classification of facts and the calculation of possibilities. The statement that</text:p>
      <text:p text:style-name="P1">justice and freedom are better in themselves than injustice and oppression is</text:p>
      <text:p text:style-name="P1"><text:soft-page-break/>scientifically unverifiable and useless.</text:p>
      <text:p text:style-name="P1"/>
      <text:p text:style-name="P3">Neziskovky</text:p>
      <text:p text:style-name="P5">- [Electronic Frontier Foundation](https://www.eff.org/)</text:p>
      <text:p text:style-name="P5">- [World Wide Web Consortium](https://www.w3.org/)</text:p>
      <text:p text:style-name="P5">- [Free Software Foundation](https://www.fsf.org/): GPL* licence</text:p>
      <text:p text:style-name="P5">- [Digitální svobody](https://digitalnisvobody.cz/kampane/): digitální vyloučení</text:p>
      <text:p text:style-name="P5"/>
      <text:p text:style-name="P1">EFF:</text:p>
      <text:p text:style-name="P1"><text:s/>- EFF poskytuje finance při soudních procesech, představuje amicus curiae, brání jednotlivce a technologie před zneužíváním právních hrozeb, snaží se odhalovat porušování předpisů státní mocí, poskytuje poradenství pro soudy a vládu, organisuje politické akce a rozesílání hromadných emailů, podporuje nové technologie, u nichž předpokládá pozitivní vliv na osobní svobody a online občanské svobody, udržuje databázi a webové stránky informací a novinek s tím spojených, monitoruje a oponuje právní předpisy, u nichž věří, že by mohly poškozovat osobní svobody a fair use, a snaží se vytvářet seznam toho, co považuje za zneužít patentů se snahou bránit ty, jichž se to týká, bez nároku na odměnu.</text:p>
      <text:p text:style-name="P1">W3C:</text:p>
      <text:p text:style-name="P1"><text:s/>- standardizace webu, aby si nemohly informace přivlastnit korporace</text:p>
      <text:p text:style-name="P1">FSF:</text:p>
      <text:p text:style-name="P1"><text:s/>- opensource, proti softwarovým patentům</text:p>
      <text:p text:style-name="P1"/>
      <text:p text:style-name="P1">- ziskové neziskovky</text:p>
      <text:p text:style-name="P1">- [OpenAI](https://openai.com/blog/)</text:p>
      <text:p text:style-name="P1"/>
      <text:p text:style-name="P3">Doporučená literatura</text:p>
      <text:p text:style-name="P1">Alan Liu</text:p>
      <text:p text:style-name="P1">- aby DH našlo své místo, musí se zabývat kritikou</text:p>
      <text:p text:style-name="P1">- nesmí se bát instrumentální povahy, ale musí ji umět využít</text:p>
      <text:p text:style-name="P1">- musí se seznámit jak s mediální teorií, tak se science studies (Daston, Latour)</text:p>
      <text:p text:style-name="P1"/>
      <text:p text:style-name="P4">Technologické okénko</text:p>
      <text:p text:style-name="P4">(úvahy, nikoliv návody)</text:p>
      <text:p text:style-name="P4"/>
      <text:p text:style-name="P4">Jak něco přečíst</text:p>
      <text:p text:style-name="P6">- promptování velkého jayzkového modelu? (large language model, LLM)</text:p>
      <text:p text:style-name="P6"><text:s text:c="2"/>- [elicit.org](https://elicit.org/)?</text:p>
      <text:p text:style-name="P6"><text:s text:c="2"/>- [GPT3 playground](https://platform.openai.com/playground)?</text:p>
      <text:p text:style-name="P6">- Pozor: "Kam posílám svoje data"?</text:p>
      <text:p text:style-name="P6"/>
      <text:p text:style-name="P4">Jak něco napsat</text:p>
      <text:p text:style-name="P4">- automatické korektory</text:p>
      <text:p text:style-name="P4">- ChatGPT</text:p>
      <text:p text:style-name="P4">- AI/human klasifikátor</text:p>
      <text:p text:style-name="P4"/>
      <text:p text:style-name="P14">Is there some research on readership of romance novels?</text:p>
      <text:p text:style-name="P14">Can you name some authors who have written about this topic?</text:p>
      <text:p text:style-name="P14">How would you summarize Janice A. Radway's essay?</text:p>
      <text:p text:style-name="P14">What methodlogy did Radway use in her research?</text:p>
      <text:p text:style-name="P14">Is there any critical response to Radway's text?</text:p>
      <text:p text:style-name="P14"><text:soft-page-break/></text:p>
      <text:p text:style-name="P14">What are the conclusions of Radway's essay?</text:p>
      <text:p text:style-name="P14">Another key conclusion of Radway's essay is that the romance novel industry is structured to meet the demands of its predominantly female readership, and that this industry reinforces gendered expectations and power dynamics. She argues that while the novels themselves may offer women a sense of empowerment, the industry as a whole is ultimately controlled by male-dominated publishing houses and marketing strategies.</text:p>
      <text:p text:style-name="P14"/>
      <text:p text:style-name="P14">What is the argumentation presented in Radway's essay?</text:p>
      <text:p text:style-name="P14">Who did criticize Radway for overemphasising escape in her essay?</text:p>
      <text:p text:style-name="P14"/>
      <text:p text:style-name="P14"/>
      <text:p text:style-name="P14">nedůvěra k modelům</text:p>
      <text:p text:style-name="P14">It’s a language model, and not a knowledge model.</text:p>
      <text:p text:style-name="P14"/>
      <text:p text:style-name="P14">klasifikátor generovaného textu</text:p>
      <text:p text:style-name="P14">- Requires a minimum of 1,000 characters, which is approximately 150 - 250 words.</text:p>
      <text:p text:style-name="P14">- The classifier isn’t always accurate; it can mislabel both AI-generated and human-written text.</text:p>
      <text:p text:style-name="P14">- AI-generated text can be edited easily to evade the classifier.</text:p>
      <text:p text:style-name="P14">- The classifier is likely to get things wrong on text written by children and on text not in English, because it was primarily trained on English content written by adults.</text:p>
      <text:p text:style-name="P6"/>
      <text:p text:style-name="P4">Jak si něco zapamatovat</text:p>
      <text:p text:style-name="P6">- Niklas Luhmann: systém Zettelkasten</text:p>
      <text:p text:style-name="P6"><text:s text:c="2"/>- <text:s/>kartotéční listy</text:p>
      <text:p text:style-name="P6">- cloud vs. offline first</text:p>
      <text:p text:style-name="P6">- Digital Garden</text:p>
      <text:p text:style-name="P6"/>
      <text:p text:style-name="P14">Téma: Osobní archiv poznámek</text:p>
      <text:p text:style-name="P14">Proč?</text:p>
      <text:p text:style-name="P14">- Proces psaní začíná ještě předtím, než si člověk sedne k počítači.</text:p>
      <text:p text:style-name="P14"><text:s/>- Vytvořit psaný výstup z již napsaných poznámek je totiž</text:p>
      <text:p text:style-name="P14"><text:s text:c="5"/>nesrovnatelně jednodušší než si vše dávat dohromady</text:p>
      <text:p text:style-name="P14"><text:s text:c="5"/>v hlavě a teprve potom se to snažit vyjádřit písemně.</text:p>
      <text:p text:style-name="P14"><text:s/>- Kvalita psaného výstupu a snadnost jeho psaní závisí ze</text:p>
      <text:p text:style-name="P14"><text:s text:c="3"/>všeho nejvíce na tom, co jste si napsali ještě dřív,</text:p>
      <text:p text:style-name="P14"><text:s text:c="3"/>než jste si vůbec zvolili téma.</text:p>
      <text:p text:style-name="P14"/>
      <text:p text:style-name="P14">- Otázka: jak si dělat při čtení takové poznámky, které budou užitečné do budoucna?</text:p>
      <text:p text:style-name="P14"><text:s text:c="2"/>- podtrhávání v knize</text:p>
      <text:p text:style-name="P14"><text:s text:c="2"/>- psaní do okrajů knih (marginálie)</text:p>
      <text:p text:style-name="P14"><text:s text:c="2"/>- záložky v knize</text:p>
      <text:p text:style-name="P14"><text:s text:c="2"/>- výpisky</text:p>
      <text:p text:style-name="P14"><text:s text:c="2"/>- čtenářské deník</text:p>
      <text:p text:style-name="P14"/>
      <text:p text:style-name="P14">- Jenže problém: tohle nedělá z poznámek adktivní zdroj informací, protože informace se nemohou</text:p>
      <text:p text:style-name="P14"><text:s text:c="5"/>vytrhnout z předem daného kontextu.</text:p>
      <text:p text:style-name="P14">- Návrh řešení: dvoukrokový proces</text:p>
      <text:p text:style-name="P14"><text:s text:c="2"/>1. vytvoření upozornění na něco zajímavého: make a brief record of what is important</text:p>
      <text:p text:style-name="P14"><text:s text:c="2"/>2. vytvoření permanentního a srozumitelného záznamu</text:p>
      <text:p text:style-name="P14"><text:soft-page-break/></text:p>
      <text:p text:style-name="P10">Zettelkasten</text:p>
      <text:p text:style-name="P14">- systém informační záznamů doplněný o metadata (tagy, vztah k jiným záznamům)</text:p>
      <text:p text:style-name="P14"><text:s text:c="2"/>- jedna myšlenka na lístek, aby bylo možné vrát jeden záznam jako nezávislou informaci</text:p>
      <text:p text:style-name="P14">- původně lidé často používali kartotéční listy, tj. malé čtvrtky z lístkového katalogu</text:p>
      <text:p text:style-name="P14"/>
      <text:p text:style-name="P10">Zettelkasten a Niklas Luhmann</text:p>
      <text:p text:style-name="P14">- Niklas Luhmann: německý sociolog, teorie systému a samoorganizace (autopoiesisi, vychází teorie komunikace a evolučních principů)</text:p>
      <text:p text:style-name="P14">- 90,000 lístků -&gt; 70 knih a víc než 400 článků</text:p>
      <text:p text:style-name="P14">- měl jeden katalog na bibliografii a druhý na myšlenky</text:p>
      <text:p text:style-name="P14"/>
      <text:p text:style-name="P10">Další, kdo si udržovali osobní lístkový katalog:</text:p>
      <text:p text:style-name="P14">- Walter Benjamin (projekt Arkády)</text:p>
      <text:p text:style-name="P14">- Friedrich Kittler</text:p>
      <text:p text:style-name="P14">- Aby Warburg</text:p>
      <text:p text:style-name="P14">- Roland Barthes (12250 lístků)</text:p>
      <text:p text:style-name="P14"/>
      <text:p text:style-name="P10">principy</text:p>
      <text:p text:style-name="P14">- jedna myšlenka na jeden záznam</text:p>
      <text:p text:style-name="P14">- tagování</text:p>
      <text:p text:style-name="P14">- reference mezi poznámkami</text:p>
      <text:p text:style-name="P14">- poznámky řazeny do sekvencí</text:p>
      <text:p text:style-name="P14"/>
      <text:p text:style-name="P10">Doporučení pro zettelkasten systém:</text:p>
      <text:p text:style-name="P14">- Standardize. Keep everything in one place in one format, give each note a distinct number, and connect related notes.</text:p>
      <text:p text:style-name="P14">- Elaborate. Now, before you write the permanent note, think about how a new idea contributes, challenges or alters something you have written down before by looking through your Zettelkasten for related notes. Write down the outcome of this thinking process as clearly and precisely as possible on a new note.</text:p>
      <text:p text:style-name="P14">- Connect. Most note-taking systems lead to nothing but collections of isolated ideas stored in preconceived categories. Don’t fall for that. Don’t start with preconceived categories and fill them with notes. Instead, let order emerge bottom-up by making connections between your notes and be observant of the differences between them.</text:p>
      <text:p text:style-name="P14">- Give each note a permanent ID. Add your new note behind the most related existing note and make references to other related notes.</text:p>
      <text:p text:style-name="P14">- Mind the context. By using permanent ID’s one note can be embedded in different contexts. It it similar to hyperlinks, but with a strong emphasis on building up note-sequences.</text:p>
      <text:p text:style-name="P14">- Build up note-sequences. If you intend to write articles or books, these note-sequences can later be turned into parts or even whole chapters of your manuscript.</text:p>
      <text:p text:style-name="P14">- Keep an alphabetic index for orientation, but don’t overdo it</text:p>
      <text:p text:style-name="P14">- Make it a habit. When you turn writing like this into a daily habit, you no longer have to decide upfront what to write about or worry about the blank page.</text:p>
      <text:p text:style-name="P14"/>
      <text:p text:style-name="P14">Kde to realizovat: Digital Garden</text:p>
      <text:p text:style-name="P14">- The phrase "digital garden": More abou the process of writing than about the outcome.</text:p>
      <text:p text:style-name="P14">- What is the difference between Digital Garden, note-taking app and a blog?</text:p>
      <text:p text:style-name="P14"><text:soft-page-break/><text:s text:c="2"/>- digital garden is between a note-taking app, and a blog ... not an article, but more than just a reminder</text:p>
      <text:p text:style-name="P14"/>
      <text:p text:style-name="P14">Vlastnictví dat</text:p>
      <text:p text:style-name="P14">- offline first</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4-23T19:01:43.366265381</meta:creation-date>
    <dc:date>2023-04-23T20:49:48.758730466</dc:date>
    <dc:creator>Borjana Dodova</dc:creator>
    <meta:editing-duration>PT1H21M44S</meta:editing-duration>
    <meta:editing-cycles>3</meta:editing-cycles>
    <meta:generator>LibreOffice/5.1.6.2$Linux_X86_64 LibreOffice_project/10m0$Build-2</meta:generator>
    <meta:document-statistic meta:table-count="0" meta:image-count="0" meta:object-count="0" meta:page-count="12" meta:paragraph-count="327" meta:word-count="4599" meta:character-count="30195" meta:non-whitespace-character-count="25791"/>
  </office:meta>
</office:document-meta>
</file>